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tarSymbol" svg:font-family="StarSymbol"/>
    <style:font-face style:name="Nimbus Roman No9 L1" svg:font-family="'Nimbus Roman No9 L'" style:font-family-generic="roman"/>
    <style:font-face style:name="Nimbus Sans L1" svg:font-family="'Nimbus Sans 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fo:padding="0.0291in" fo:border-left="none" fo:border-right="none" fo:border-top="none" fo:border-bottom="0.0138in solid #000000" style:join-border="false"/>
    </style:style>
    <style:style style:name="P5" style:family="paragraph" style:parent-style-name="Standard">
      <style:paragraph-properties fo:margin-left="0in" fo:margin-right="0in" fo:text-align="start" style:justify-single-word="false" fo:text-indent="0in" style:auto-text-indent="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Standard">
      <style:paragraph-properties fo:text-align="justify" style:justify-single-word="false" fo:background-color="#cccccc">
        <style:background-image/>
      </style:paragraph-properties>
      <style:text-properties fo:font-weight="bold" style:font-weight-asian="bold" style:font-weight-complex="bold"/>
    </style:style>
    <style:style style:name="P9" style:family="paragraph" style:parent-style-name="Text_20_body">
      <style:paragraph-properties fo:background-color="#cccccc">
        <style:background-image/>
      </style:paragraph-properties>
      <style:text-properties style:text-underline-style="none" fo:font-weight="bold" style:font-weight-asian="bold" style:font-weight-complex="bold"/>
    </style:style>
    <style:style style:name="P10" style:family="paragraph" style:parent-style-name="Heading">
      <style:text-properties style:text-underline-style="none" fo:font-weight="normal" style:font-weight-asian="normal" style:font-weight-complex="normal"/>
    </style:style>
    <style:style style:name="P11" style:family="paragraph" style:parent-style-name="Heading">
      <style:text-properties fo:font-weight="bold" style:font-weight-asian="bold" style:font-weight-complex="bold"/>
    </style:style>
    <style:style style:name="P12" style:family="paragraph" style:parent-style-name="Contents_20_1">
      <style:paragraph-properties fo:text-align="start" style:justify-single-word="false"/>
    </style:style>
    <style:style style:name="P13" style:family="paragraph" style:parent-style-name="Contents_20_1">
      <style:paragraph-properties>
        <style:tab-stops>
          <style:tab-stop style:position="6.6925in" style:type="right" style:leader-style="dotted" style:leader-text="."/>
        </style:tab-stops>
      </style:paragraph-properties>
    </style:style>
    <style:style style:name="P14" style:family="paragraph" style:parent-style-name="Contents_20_1">
      <style:paragraph-properties fo:margin-left="0.9846in" fo:margin-right="0in" fo:text-indent="-0.25in" style:auto-text-indent="false"/>
    </style:style>
    <style:style style:name="P15" style:family="paragraph" style:parent-style-name="Contents_20_2">
      <style:paragraph-properties>
        <style:tab-stops>
          <style:tab-stop style:position="6.4957in" style:type="right" style:leader-style="dotted" style:leader-text="."/>
        </style:tab-stops>
      </style:paragraph-properties>
    </style:style>
    <style:style style:name="P16" style:family="paragraph" style:parent-style-name="Contents_20_3">
      <style:paragraph-properties>
        <style:tab-stops>
          <style:tab-stop style:position="6.2992in" style:type="right" style:leader-style="dotted" style:leader-text="."/>
        </style:tab-stops>
      </style:paragraph-properties>
    </style:style>
    <style:style style:name="P17" style:family="paragraph" style:parent-style-name="Standard">
      <style:paragraph-properties fo:margin-left="0in" fo:margin-right="0in" fo:text-align="start" style:justify-single-word="false" fo:text-indent="0in" style:auto-text-indent="false"/>
    </style:style>
    <style:style style:name="P18" style:family="paragraph" style:parent-style-name="Text_20_body">
      <style:text-properties style:text-underline-style="none" fo:font-weight="normal" style:font-weight-asian="normal" style:font-weight-complex="normal"/>
    </style:style>
    <style:style style:name="P19" style:family="paragraph" style:parent-style-name="Text_20_body" style:list-style-name="L1">
      <style:text-properties style:text-underline-style="none" fo:font-weight="normal" style:font-weight-asian="normal" style:font-weight-complex="normal"/>
    </style:style>
    <style:style style:name="P20" style:family="paragraph" style:parent-style-name="Text_20_body" style:list-style-name="L4"/>
    <style:style style:name="P21" style:family="paragraph" style:parent-style-name="Text_20_body" style:list-style-name="L5">
      <style:paragraph-properties fo:text-align="justify" style:justify-single-word="false"/>
    </style:style>
    <style:style style:name="P22" style:family="paragraph" style:parent-style-name="Heading_20_1">
      <style:paragraph-properties fo:text-align="justify" style:justify-single-word="false"/>
    </style:style>
    <style:style style:name="P23" style:family="paragraph" style:parent-style-name="Heading_20_3">
      <style:text-properties fo:font-weight="normal" style:font-weight-asian="normal" style:font-weight-complex="normal"/>
    </style:style>
    <style:style style:name="P24" style:family="paragraph" style:parent-style-name="Heading_20_3">
      <style:text-properties fo:font-weight="bold" style:font-weight-asian="bold" style:font-weight-complex="bold"/>
    </style:style>
    <style:style style:name="P25" style:family="paragraph" style:parent-style-name="Contents_20_1" style:list-style-name="L2"/>
    <style:style style:name="P26" style:family="paragraph" style:parent-style-name="Contents_20_1" style:list-style-name="L3">
      <style:text-properties fo:font-weight="normal" style:font-weight-asian="normal" style:font-weight-complex="normal"/>
    </style:style>
    <style:style style:name="P27" style:family="paragraph" style:parent-style-name="Contents_20_1" style:list-style-name="L3">
      <style:paragraph-properties fo:margin-left="0.9846in" fo:margin-right="0in" fo:text-indent="-0.25in" style:auto-text-indent="false"/>
    </style:style>
    <style:style style:name="T1" style:family="text">
      <style:text-properties style:font-name="DejaVu Sans Mono1" fo:font-size="10pt" style:font-size-asian="10pt" style:font-size-complex="10pt"/>
    </style:style>
    <style:style style:name="T2" style:family="text">
      <style:text-properties fo:font-weight="bold" style:font-weight-asian="bold" style:font-weight-complex="bold"/>
    </style:style>
    <style:style style:name="T3" style:family="text">
      <style:text-properties style:text-position="sub 58%"/>
    </style:style>
    <style:style style:name="T4" style:family="text">
      <style:text-properties style:text-position="sub 58%" fo:font-weight="normal" style:font-weight-asian="normal" style:font-weight-complex="normal"/>
    </style:style>
    <style:style style:name="T5" style:family="text">
      <style:text-properties style:text-position="sub 58%" fo:font-weight="bold" style:font-weight-asian="bold" style:font-weight-complex="bold"/>
    </style:style>
    <style:style style:name="T6" style:family="text">
      <style:text-properties style:font-name="Nimbus Roman No9 L1" style:font-name-asian="Nimbus Roman No9 L1" style:font-name-complex="Nimbus Roman No9 L1"/>
    </style:style>
    <style:style style:name="T7" style:family="text">
      <style:text-properties style:font-name="Nimbus Roman No9 L1" fo:font-weight="normal" style:font-name-asian="Nimbus Roman No9 L1" style:font-weight-asian="normal" style:font-name-complex="Nimbus Roman No9 L1" style:font-weight-complex="normal"/>
    </style:style>
    <style:style style:name="T8" style:family="text">
      <style:text-properties fo:font-weight="normal"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T13" style:family="text">
      <style:text-properties style:text-position="super 58%" style:font-name="Nimbus Sans L1" style:font-name-asian="DejaVu Sans" style:font-name-complex="DejaVu San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SEP # : 43</text:h>
      <text:p text:style-name="P4"/>
      <text:p text:style-name="P1"/>
      <text:p text:style-name="P1">Title: Parallelization of function calls</text:p>
      <text:p text:style-name="P1">Version: 1.0</text:p>
      <text:p text:style-name="P1">Author: B. Hugueney</text:p>
      <text:p text:style-name="P1">Review: </text:p>
      <text:p text:style-name="P1">Commented: </text:p>
      <text:p text:style-name="P1">State: Draft</text:p>
      <text:p text:style-name="P1">Scilab-Version: </text:p>
      <text:p text:style-name="P1">Vote: </text:p>
      <text:p text:style-name="P1">Created: 30 March 2010</text:p>
      <text:p text:style-name="P4"/>
      <text:p text:style-name="P1"/>
      <text:h text:style-name="Heading_20_2" text:outline-level="2">Abstract</text:h>
      <text:p text:style-name="P1"/>
      <text:p text:style-name="P1">In this SEP, we discuss the API to enable Scilab users to make simultaneous parallel calls to the same function, making use of the processing power of multicore architectures.</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SEP # : 43<text:tab/>1</text:p>
          <text:p text:style-name="P15">Abstract<text:tab/>1</text:p>
          <text:p text:style-name="P15">Rationale<text:tab/>1</text:p>
          <text:p text:style-name="P16">Parallel function calls on multicore computers<text:tab/>1</text:p>
          <text:p text:style-name="P16">API<text:tab/>2</text:p>
          <text:p text:style-name="P16">Example usage of parallel calls to a Scilab macro<text:tab/>2</text:p>
          <text:p text:style-name="P16">Foreign function call API<text:tab/>2</text:p>
          <text:p text:style-name="P15">Implementation<text:tab/>3</text:p>
          <text:p text:style-name="P15">Future works<text:tab/>4</text:p>
          <text:p text:style-name="P15">Changelog<text:tab/>5</text:p>
          <text:p text:style-name="P15">Copyright<text:tab/>5</text:p>
        </text:index-body>
      </text:table-of-content>
      <text:p text:style-name="P1"/>
      <text:h text:style-name="Heading_20_2" text:outline-level="2">Rationale</text:h>
      <text:p text:style-name="P1"/>
      <text:h text:style-name="Heading_20_3" text:outline-level="3">Parallel function calls on multicore computers</text:h>
      <text:p text:style-name="Contents_20_1">Nowadays, most computers feature multicore processors. Indeed for the past few years, the improvements in processing power of chips did not come from faster CPU clocks anymore and the Moore “law” only kept true thanks to the increasing number of cores on chips.</text:p>
      <text:p text:style-name="Contents_20_1"/>
      <text:p text:style-name="Contents_20_1">If we want to enable Scilab users to take advantage of the full processing power of their computers, we need to provide them with a way to perform parallel computations.</text:p>
      <text:p text:style-name="Contents_20_1"/>
      <text:h text:style-name="Heading_20_3" text:outline-level="3"><text:soft-page-break/>API</text:h>
      <text:p text:style-name="P1"/>
      <text:p text:style-name="P1">Due to legacy reasons, no new keyword (such as a '<text:span text:style-name="T2">parfor</text:span>' loop [MatLab]) could be added before Scilab 6.0, so we propose a Scilab function called '<text:span text:style-name="T2">parallel_run</text:span>' with the following signature :</text:p>
      <text:p text:style-name="P1"/>
      <text:p text:style-name="P1">[R<text:span text:style-name="T3">1</text:span>[,<text:span text:style-name="T6">…</text:span><text:span text:style-name="T3">,</text:span>,R<text:span text:style-name="T3">k</text:span>]] = <text:span text:style-name="T2">parallel_run</text:span>(A<text:span text:style-name="T3">1</text:span>[,<text:span text:style-name="T6">…</text:span>, A<text:span text:style-name="T3">m</text:span>], F[, T][, D])</text:p>
      <text:p text:style-name="P1"/>
      <text:p text:style-name="P1">This performs <text:span text:style-name="T2">n </text:span><text:span text:style-name="T8">parallel calls to function </text:span><text:span text:style-name="T2">F </text:span><text:span text:style-name="T8">where </text:span><text:span text:style-name="T2">n</text:span><text:span text:style-name="T8"> is the number of arguments stored in the A</text:span><text:span text:style-name="T4">1</text:span><text:span text:style-name="T8">[,</text:span><text:span text:style-name="T7">…</text:span><text:span text:style-name="T8">, A</text:span><text:span text:style-name="T4">m</text:span><text:span text:style-name="T8">] vectors (or matrices).</text:span></text:p>
      <text:p text:style-name="P1"/>
      <text:p text:style-name="Contents_20_1"><text:span text:style-name="T2">R</text:span><text:span text:style-name="T5">1</text:span>[,<text:span text:style-name="T6">…</text:span><text:span text:style-name="T3">,</text:span>,<text:span text:style-name="T2">R</text:span><text:span text:style-name="T5">k</text:span>] <text:s/>vectors (or matrices) results from the parallel calls to <text:span text:style-name="T2">F</text:span><text:span text:style-name="T8">. </text:span><text:span text:style-name="T2">k</text:span><text:span text:style-name="T8"> is the number of results from a call to </text:span><text:span text:style-name="T2">F</text:span><text:span text:style-name="T8">. If the i-th returned result is a scalar, then </text:span><text:span text:style-name="T2"><text:s/>R</text:span><text:span text:style-name="T5">i</text:span> is a vector of size <text:span text:style-name="T2">n</text:span><text:span text:style-name="T8">,</text:span><text:span text:style-name="T2"> </text:span><text:span text:style-name="T8">if the i-th return result is a r</text:span><text:span text:style-name="T4">i</text:span><text:span text:style-name="T8"> x c</text:span><text:span text:style-name="T4">i</text:span><text:span text:style-name="T8"> matrix (see below), then </text:span><text:span text:style-name="T2">R</text:span><text:span text:style-name="T5">i</text:span><text:span text:style-name="T8"> is a <text:s/>matrix of size (r</text:span><text:span text:style-name="T4">i</text:span><text:span text:style-name="T8"> . c</text:span><text:span text:style-name="T4">i </text:span>) x <text:span text:style-name="T2">n</text:span>.</text:p>
      <text:p text:style-name="Text_20_body"/>
      <text:p text:style-name="P1"><text:span text:style-name="T2">A</text:span><text:span text:style-name="T5">1</text:span>[,<text:span text:style-name="T6">…</text:span>,<text:span text:style-name="T2"> A</text:span><text:span text:style-name="T5">m</text:span>] vectors (or matrices) arguments to the parallel calls to <text:span text:style-name="T2">F</text:span><text:span text:style-name="T8">. </text:span><text:span text:style-name="T2">m</text:span><text:span text:style-name="T8"> is the number of arguments of </text:span><text:span text:style-name="T2">F</text:span><text:span text:style-name="T8">. The </text:span><text:span text:style-name="T2">n</text:span><text:span text:style-name="T8"> is the largest number of columns. Each call to F gets a columns of </text:span><text:span text:style-name="T2">A</text:span><text:span text:style-name="T5">i </text:span><text:span text:style-name="T8">as argument i</text:span><text:span text:style-name="T2"> <text:s/></text:span><text:span text:style-name="T8">(columns are passed to perserve memory locality and avoid copy when possible because matrix are stored internally as Fortran columns-wise arrays). Shortest</text:span> vectors ( nb of columns &lt;<text:span text:style-name="T2">n</text:span><text:span text:style-name="T8">) are recycled, so if all calls should get the same value as the i-th argument, one can pass a scalar as <text:s/></text:span><text:span text:style-name="T2">A</text:span><text:span text:style-name="T5">i</text:span>.</text:p>
      <text:p text:style-name="P1"/>
      <text:p text:style-name="P2">F<text:span text:style-name="T8"> <text:s/>string : the name of the Scilab macro of foreign compiled function (cf. ilib_for_link).</text:span></text:p>
      <text:p text:style-name="P3"/>
      <text:p text:style-name="P2">T<text:span text:style-name="T8"> vector of strings, defaults to “constant”. For now, only full matrices results are handled as returned values. However, future implementations will handle others types and </text:span>parallel_run <text:span text:style-name="T8">need to know the result type beforehand in order to allocate the result variables so we reserve this argument of strings (with values from </text:span>typeof<text:span text:style-name="T8">()) for such use.</text:span></text:p>
      <text:p text:style-name="P3"/>
      <text:p text:style-name="P2">D <text:span text:style-name="T8">vector (or matrix) of results dimensions, defaults to 1. D can have either 1 or 2 columns. The first column contains the number of rows of each result, the second if present contains the number of columns. Defaults to scalar (1x1) results.</text:span></text:p>
      <text:p text:style-name="P3"/>
      <text:h text:style-name="P23" text:outline-level="3">Example usage of parallel calls to a Scilab macro</text:h>
      <text:p text:style-name="P8">function a= g(arg1); a=2*arg1; endfunction;</text:p>
      <text:p text:style-name="P8">res=parallel_run(args, "g"); // res = [2, 4];</text:p>
      <text:p text:style-name="P8"/>
      <text:h text:style-name="P24" text:outline-level="3">Foreign function call API</text:h>
      <text:p text:style-name="P6">To avoid cluttering the <text:span text:style-name="T2">parallel_run </text:span>API and because High Performance Computing puts the emphasis on numerical computations, we went for a foreign function call API simpler than the <text:span text:style-name="T2">call() </text:span><text:s/>one with the following prototype :</text:p>
      <text:p text:style-name="P6">void <text:span text:style-name="T2">f</text:span>(void const* <text:s/>const* <text:span text:style-name="T2">arguments</text:span>, void* const* <text:span text:style-name="T2">results</text:span>);</text:p>
      <text:p text:style-name="P7">arguments <text:span text:style-name="T8">and </text:span>results <text:span text:style-name="T8"><text:s/>are arrays of pointers to the data of the, respectively, </text:span>m <text:span text:style-name="T8">and </text:span>k arguments <text:span text:style-name="T8">and results of </text:span><text:span text:style-name="T10">one</text:span><text:span text:style-name="T12"> function call. Note that as arguments are currently copied on the call to </text:span><text:span text:style-name="T11">parallel_run</text:span><text:span text:style-name="T12">, the data to which </text:span><text:span text:style-name="T11">arguments</text:span><text:span text:style-name="T12"> refers can safely be overwritten.</text:span></text:p>
      <text:p text:style-name="P18">While it could have been convenient to pass a struct containing the array length in addition to the pointer to data, this was ruled out for the following reason :</text:p>
      <text:list xml:id="list8101698740583675844" text:style-name="L1">
        <text:list-item>
          <text:p text:style-name="P19">The function might know how many values to expect in each argument vector and if it does not, it is possible to add an argument for this purpose.</text:p>
        </text:list-item>
        <text:list-item>
          <text:p text:style-name="P19"><text:soft-page-break/>More importantly, using only raw pointers allows to read/write directly from/to inside the whole arguments/results Scilab variables data eluding any copy.</text:p>
        </text:list-item>
      </text:list>
      <text:p text:style-name="P10">Example usage of parallel calls to a foreign function</text:p>
      <text:p text:style-name="P9">function make_compiled_function(name, ext, code)</text:p>
      <text:p text:style-name="P9"><text:s text:c="2"/>filename=name+ext;</text:p>
      <text:p text:style-name="P9"><text:s text:c="2"/>mputl(code, filename);</text:p>
      <text:p text:style-name="P9"><text:s text:c="2"/>ilib_for_link(fun_name,filename,[],"c");</text:p>
      <text:p text:style-name="P9"><text:s text:c="2"/>exec loader.sce;</text:p>
      <text:p text:style-name="P9"><text:s text:c="2"/>mdelete(filename);</text:p>
      <text:p text:style-name="P9">endfunction</text:p>
      <text:p text:style-name="P9"/>
      <text:p text:style-name="P9">fun_name='test_fun';</text:p>
      <text:p text:style-name="P9">c_prog=['#include <text:s/>&lt;math.h&gt;'</text:p>
      <text:p text:style-name="P9">'void '+fun_name+'(void const* const* args, void *const* res) {'</text:p>
      <text:p text:style-name="P9">'*((double*)*res)= 2.*(((double*)args[0])[0]);'</text:p>
      <text:p text:style-name="P9">'}'];</text:p>
      <text:p text:style-name="P9">make_compiled_function(fun_name, '.c',c_prog);</text:p>
      <text:p text:style-name="P9">args=[1,2];</text:p>
      <text:p text:style-name="P9">res=parallel_run(args, fun_name);// res= [2, 4]</text:p>
      <text:h text:style-name="Heading_20_2" text:outline-level="2">Implementation</text:h>
      <text:p text:style-name="Contents_20_1">The two main parallelization design choices are the kind of parallelization primitives and how the work is shared amongst them.</text:p>
      <text:list xml:id="list3787317255021442467" text:style-name="L2">
        <text:list-header>
          <text:p text:style-name="P25"/>
        </text:list-header>
      </text:list>
      <text:p text:style-name="Heading">Shared (threads) of separate (process) memory</text:p>
      <text:p text:style-name="Contents_20_1">While threads are the most efficient (lightweight) parallelization model, current Scilab implementation does not allow threadsafe code, so threads are only used for foreign function (which must be threadsafe!) and processes are used for Scilab macros.</text:p>
      <text:p text:style-name="Contents_20_1"/>
      <text:p text:style-name="Heading">Number of workers (threads or processes) and size of each worker's working set</text:p>
      <text:p text:style-name="Contents_20_1"/>
      <text:p text:style-name="Contents_20_1">For now, in order to provide the simplest API possible, those parameters cannot be set at when calling <text:span text:style-name="T2">parallel_run</text:span><text:span text:style-name="T8">. However, they can be indirectly tuned by influencing the underlying OpenMP implementation <text:s/>in the following way :</text:span></text:p>
      <text:list xml:id="list4887201245425663567" text:style-name="L3">
        <text:list-item>
          <text:p text:style-name="P26">The number of workers is set to the value returned by omp_get_num_procs().</text:p>
        </text:list-item>
        <text:list-item>
          <text:p text:style-name="P26">The working sets are different for threads (foreign functions) or processes (Scilab macros) :</text:p>
        </text:list-item>
        <text:list-item>
          <text:p text:style-name="P27"><text:span text:style-name="T8">for threads, we use the default policy of </text:span><text:span text:style-name="T9">#pragma omp parallel for.</text:span></text:p>
        </text:list-item>
        <text:list-item>
          <text:p text:style-name="P27">for processes, we divide evenly the n calls amongst the worker processes.</text:p>
        </text:list-item>
      </text:list>
      <text:p text:style-name="P14"/>
      <text:p text:style-name="P12"><text:soft-page-break/>See OpenMP specifications [OpenMP] for the environment variables to set.</text:p>
      <text:p text:style-name="Contents_20_1"/>
      <text:h text:style-name="Heading_20_2" text:outline-level="2">Future works</text:h>
      <text:p text:style-name="Heading">Handling more data types</text:p>
      <text:p text:style-name="Text_20_body">While numeric full matrices represent the vast majority of High Performance Computing need of the typical Scilab user, it would be nice to handle other data types. Integer data types will be easy to handle, but data that cannot be easily split (sparse matrices, matrices of length varying strings for instance) will be more challenging to handle efficiently.</text:p>
      <text:p text:style-name="Heading">Extending the API</text:p>
      <text:list xml:id="list3616182353272482474" text:style-name="L4">
        <text:list-item>
          <text:p text:style-name="P20">It would be nice to give more direct control over the parallelization parameters seen in §Implementation. </text:p>
        </text:list-item>
        <text:list-item>
          <text:p text:style-name="P20">As monte-carlo simulations are a prime candidate to parallelization, it would be nice to be able to tell each process to use a different rng seed.</text:p>
        </text:list-item>
        <text:list-item>
          <text:p text:style-name="P20">A watchdog could be used to stop a function call if its duration exceeds a specific amount of time.</text:p>
        </text:list-item>
      </text:list>
      <text:p text:style-name="Text_20_body">All theses are should be easy to implement, but the main challenge will be to keep the API as simple as possible.</text:p>
      <text:p text:style-name="Text_20_body"/>
      <text:p text:style-name="Heading">Porting to Windows<text:span text:style-name="T13">®</text:span> OS</text:p>
      <text:p text:style-name="Text_20_body">The current implementation is limited to POSIX <text:span text:style-name="T13">® </text:span>operating systems supporting the <text:span text:style-name="T2">fork</text:span>() system call. This <text:span text:style-name="T2">fork</text:span>() is needed to enable Scilab macro parallelization in order to have a working memory space with all the data available on startup but with distinct stacks. This requires the efficient (Copy On Write) memory space duplication of the <text:span text:style-name="T2">fork</text:span>() system call. Unfortunately, it is not available on Windows OS. However, it is possible to implement <text:span text:style-name="T2">fork</text:span>() above the windows NT API [multicore R package].</text:p>
      <text:p text:style-name="P11"/>
      <text:p text:style-name="P11">Bibliography</text:p>
      <text:p text:style-name="P6">[MatLab] http://www.mathworks.com/access/helpdesk/help/toolbox/distcomp/bq9u0a2.html</text:p>
      <text:p text:style-name="P6">[OpenMP] <text:a xlink:type="simple" xlink:href="http://www.openmp.org/mp-documents/spec30.pdf">http://www.openmp.org/mp-documents/spec30.pdf</text:a> pp 145-151</text:p>
      <text:p text:style-name="P6">[multicore R package] <text:a xlink:type="simple" xlink:href="http://www.rforge.net/src/contrib/multicore_0.1-4.tar.gz">http://www.rforge.net/src/contrib/multicore_0.1-4.tar.gz</text:a> see multicore/src/forknt.c</text:p>
      <text:h text:style-name="Heading_20_2" text:outline-level="2"/>
      <text:h text:style-name="Heading_20_2" text:outline-level="2">Changelog</text:h>
      <text:list xml:id="list8518864888007405172" text:style-name="L5">
        <text:list-item>
          <text:list>
            <text:list-item>
              <text:p text:style-name="P21"><text:span text:style-name="T1">– B. Hugueney 30/03/2010, Initial Version</text:span></text:p>
            </text:list-item>
          </text:list>
        </text:list-item>
      </text:list>
      <text:h text:style-name="Heading_20_2" text:outline-level="2"><text:soft-page-break/>Copyright</text:h>
      <text:p text:style-name="P5"><text:tab/>This document has been placed under the license CeCILL-B.</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tarSymbol" svg:font-family="StarSymbol"/>
    <style:font-face style:name="Nimbus Roman No9 L1" svg:font-family="'Nimbus Roman No9 L'" style:font-family-generic="roman"/>
    <style:font-face style:name="Nimbus Sans L1" svg:font-family="'Nimbus Sans 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code" style:family="paragraph" style:parent-style-name="Text_20_body" style:class="text">
      <style:paragraph-properties fo:text-align="justify" style:justify-single-word="false"/>
      <style:text-properties style:font-name="Courier New"/>
    </style:style>
    <style:style style:name="Heading_20_2" style:display-name="Heading 2" style:family="paragraph" style:parent-style-name="Heading" style:next-style-name="Text_20_body" style:default-outline-level="2" style:class="text">
      <style:text-properties style:font-name="Nimbus Roman No9 L"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692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4957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initial-creator>Pierre MARECHAL</meta:initial-creator>
    <meta:creation-date>2008-07-09T13:39:08</meta:creation-date>
    <dc:date>2013-09-03T10:41:34</dc:date>
    <meta:editing-cycles>160</meta:editing-cycles>
    <meta:editing-duration>PT15H15M9S</meta:editing-duration>
    <dc:creator>Eric Gallager</dc:creator>
    <meta:document-statistic meta:table-count="0" meta:image-count="0" meta:object-count="0" meta:page-count="5" meta:paragraph-count="92" meta:word-count="1192" meta:character-count="7489"/>
    <meta:user-defined meta:name="Info 1"/>
    <meta:user-defined meta:name="Info 2"/>
    <meta:user-defined meta:name="Info 3"/>
    <meta:user-defined meta:name="Info 4"/>
  </office:meta>
</office:document-meta>
</file>